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0c267" officeooo:paragraph-rsid="0040c267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323f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officeooo:paragraph-rsid="004323fd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46879" officeooo:paragraph-rsid="00446879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6700e" officeooo:paragraph-rsid="0046700e"/>
    </style:style>
    <style:style style:name="P8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0c267" officeooo:paragraph-rsid="0040c26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9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4323fd" officeooo:paragraph-rsid="004323fd" style:font-name-asian="Noto Sans CJK SC Regular" style:font-size-asian="18.2000007629395pt" style:font-weight-asian="bold" style:font-name-complex="FreeSans" style:font-size-complex="18.200000762939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Требования.</text:h>
      <text:p text:style-name="P1"/>
      <text:p text:style-name="P2">Расстояние между силой и СС — 20 см минимум.</text:p>
      <text:p text:style-name="P2">Расстояние между ПС и пучком ЭО — 50 см минимум, между ПС и одиночным ЭО — 25 см.</text:p>
      <text:h text:style-name="P9" text:outline-level="1">Аппаратура.</text:h>
      <text:p text:style-name="P4"/>
      <text:p text:style-name="P3">Звук — Logitech Media Server или HiFiBerry AMP+.</text:p>
      <text:p text:style-name="P6">Датчик углекислого газа — TCS4161 или MQZ135.</text:p>
      <text:p text:style-name="P7">Часы — комплектующие см. в проекте Кикад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7-09-24T13:55:06.544820224</dc:date>
    <meta:editing-duration>PT4H44M55S</meta:editing-duration>
    <meta:editing-cycles>39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45" meta:character-count="281" meta:non-whitespace-character-count="237"/>
  </office:meta>
</office:document-meta>
</file>